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4.789cm" style:rel-column-width="16517*"/>
    </style:style>
    <style:style style:name="Table1.B" style:family="table-column">
      <style:table-column-properties style:column-width="14.212cm" style:rel-column-width="49018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center" style:justify-single-word="false"/>
      <style:text-properties style:font-name="Cambria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draw:frame draw:style-name="fr1" draw:name="Графический объект1" text:anchor-type="as-char" svg:width="0.85cm" svg:height="0.85cm" draw:z-index="6"><draw:image xlink:href="../images/3028.png" xlink:type="simple" xlink:show="embed" xlink:actuate="onLoad"/></draw:frame></text:p>
          </table:table-cell>
          <table:table-cell table:style-name="Table1.B1" office:value-type="string">
            <text:h text:style-name="P6" text:outline-level="1">Задержка по включению</text:h>
          </table:table-cell>
        </table:table-row>
        <table:table-row>
          <table:table-cell table:style-name="Table1.A2" office:value-type="string">
            <text:p text:style-name="P5">в палитре</text:p>
          </table:table-cell>
          <table:table-cell table:style-name="Table1.B1" office:value-type="string">
            <text:p text:style-name="P2">| векторизован | <text:span text:style-name="T4">C</text:span><text:span text:style-name="T8">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4"><draw:frame draw:style-name="fr2" draw:name="Графический объект2" text:anchor-type="as-char" svg:width="4.369cm" svg:height="2.3cm" draw:z-index="0"><draw:image xlink:href="../images/3028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5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Реализует задержку (выжидание подтверждения) входного сигнала на заданное время при изменении входного <text:span text:style-name="T3">логического</text:span> сигнала от 0 до 1:</text:p>
            <text:p text:style-name="P3"><draw:frame draw:style-name="fr4" draw:name="Объект3" text:anchor-type="as-char" svg:width="10.634cm" svg:height="1.332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2"><text:span text:style-name="T11">где </text:span><text:span text:style-name="T6">y(t)</text:span><text:span text:style-name="T5"> </text:span><text:span text:style-name="T11">– выходной сигнал блока, </text:span><text:span text:style-name="T6">x(t)</text:span><text:span text:style-name="T5"> </text:span><text:span text:style-name="T11">– входной сигнал, </text:span><text:span text:style-name="T6">T₁</text:span><text:span text:style-name="T5"> </text:span><text:span text:style-name="T11">– постоянная времени подтверждения по включению.</text:span></text:p>
            <text:p text:style-name="P2"><text:span text:style-name="T2">Важно</text:span><text:span text:style-name="T11">: выход блока может принимать значения либо </text:span><text:span text:style-name="T2">0</text:span><text:span text:style-name="T11">, либо </text:span><text:span text:style-name="T2">1</text:span><text:span text:style-name="T11">.</text:span></text:p>
            <text:p text:style-name="P2"><text:span text:style-name="T1">Свойства</text:span>:</text:p>
            <text:list xml:id="list3143206458026559676" text:style-name="L1">
              <text:list-item>
                <text:p text:style-name="P7">Массив времён подтверждения, с – задержк<text:span text:style-name="T8">а</text:span> включения <text:span text:style-name="T6">T₁</text:span>.</text:p>
              </text:list-item>
              <text:list-item>
                <text:p text:style-name="P7">Способ задания времени подтверждения – если указан способ задания «Вход», то время задержки берётся со второго дополнительного входа.</text:p>
              </text:list-item>
            </text:list>
            <text:p text:style-name="P2"><text:span text:style-name="T1">Сравнение блоков</text:span> задержки по выключению, по включению и одновременно по выключению и включению:</text:p>
            <text:p text:style-name="P2">При подаче входного воздействия типа меандр (10 с присутствует единичный сигнал, 20 с сигнал отсутствует), на выходе блоков с задержкой 6 с по выключению, 4 с по включению, и одновременно 2 с по включению и 3 с по выключению будет наблюдаться следующая картина:</text:p>
            <text:p text:style-name="P3"><draw:frame draw:style-name="fr2" draw:name="Графический объект3" text:anchor-type="as-char" svg:width="17.104cm" svg:height="9.144cm" draw:z-index="3"><draw:image xlink:href="../images/3030_a.png" xlink:type="simple" xlink:show="embed" xlink:actuate="onLoad"/></draw:frame></text:p>
            <text:p text:style-name="P3"><text:soft-page-break/><draw:frame draw:style-name="fr2" draw:name="Графический объект4" text:anchor-type="as-char" svg:width="17.104cm" svg:height="9.144cm" draw:z-index="4"><draw:image xlink:href="../images/3028_a.png" xlink:type="simple" xlink:show="embed" xlink:actuate="onLoad"/></draw:frame></text:p>
            <text:p text:style-name="P3"><draw:frame draw:style-name="fr2" draw:name="Графический объект5" text:anchor-type="as-char" svg:width="17.104cm" svg:height="9.144cm" draw:z-index="5"><draw:image xlink:href="../images/3029_a.png" xlink:type="simple" xlink:show="embed" xlink:actuate="onLoad"/></draw:frame></text:p>
            <text:p text:style-name="P2"><text:span text:style-name="T9">Примечание</text:span><text:span text:style-name="T8">: е</text:span>сли на вход блока подается не <text:span text:style-name="T3">логический</text:span>, а <text:span text:style-name="T3">действительный</text:span> сигнал, то он считается <text:span text:style-name="T3">включенным</text:span> при <text:span text:style-name="T7">x(t) &gt; 0.5</text:span><text:span text:style-name="T4"> </text:span><text:span text:style-name="T8">и </text:span><text:span text:style-name="T10">выключенным</text:span><text:span text:style-name="T8"> при </text:span><text:span text:style-name="T7">x(t) &lt; 0.5</text:span><text:span text:style-name="T4">:</text:span></text:p>
            <text:p text:style-name="P2"><draw:frame draw:style-name="fr3" draw:name="Графический объект6" text:anchor-type="paragraph" svg:width="17.104cm" svg:height="9.144cm" draw:z-index="7"><draw:image xlink:href="../images/3028_b.png" xlink:type="simple" xlink:show="embed" xlink:actuate="onLoad"/></draw:frame><text:soft-page-break/></text:p>
            <text:p text:style-name="P2"><draw:frame draw:style-name="fr3" draw:name="Графический объект7" text:anchor-type="paragraph" svg:width="17.104cm" svg:height="9.144cm" draw:z-index="1"><draw:image xlink:href="../images/3029_b.png" xlink:type="simple" xlink:show="embed" xlink:actuate="onLoad"/></draw:frame></text:p>
            <text:p text:style-name="P2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Shell Dlg 2" svg:font-family="'MS Shell Dlg 2'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1" svg:font-family="Cambria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держка по включению</dc:title>
    <dc:date>2014-12-22T16:41:54.06</dc:date>
    <meta:generator>OpenOffice/4.1.1$Win32 OpenOffice.org_project/411m6$Build-9775</meta:generator>
    <meta:editing-duration>PT2H18M11S</meta:editing-duration>
    <meta:editing-cycles>116</meta:editing-cycles>
    <meta:document-statistic meta:table-count="1" meta:image-count="7" meta:object-count="1" meta:page-count="3" meta:paragraph-count="19" meta:word-count="170" meta:character-count="107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n>0.5</mn>
                    </mrow>
                    <mi/>
                    <mi>в</mi>
                    <mi mathvariant="italic">течение</mi>
                    <mi mathvariant="italic">времени</mi>
                    <mi/>
                    <msub>
                      <mi>T</mi>
                      <mn>1</mn>
                    </msub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>x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0.5</mn>
                    </mrow>
                    <mi>,</mi>
                  </mrow>
                </mtd>
              </mtr>
            </mtable>
          </mrow>
        </mrow>
      </mrow>
    </mrow>
    <annotation encoding="StarMath 5.0">y(t) = left lbrace stack{
alignl 1, ~ если ~ x(t) &gt; 0.5 ~в течение времени~ T_1; #
alignl 0, ~ если ~ x(t) &lt; 0.5,}
right none
</annotation>
  </semantics>
</math>
</file>